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68.79mm"/>
    </style:style>
    <style:style style:name="co10" style:family="table-column">
      <style:table-column-properties fo:break-before="auto" style:column-width="27.8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963" table:default-cell-style-name="Default"/>
        <table:table-row table:style-name="ro1">
          <table:table-cell office:value-type="string" calcext:value-type="string">
            <text:p>5.2.3)</text:p>
          </table:table-cell>
          <table:table-cell table:number-columns-repeated="3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1" office:value-type="string" calcext:value-type="string">
            <text:p>Word Adress</text:p>
          </table:table-cell>
          <table:table-cell table:style-name="ce1" office:value-type="string" calcext:value-type="string">
            <text:p>Block Adress</text:p>
          </table:table-cell>
          <table:table-cell table:style-name="ce1" office:value-type="string" calcext:value-type="string">
            <text:p>Índice(Word)</text:p>
          </table:table-cell>
          <table:table-cell table:style-name="ce1" office:value-type="string" calcext:value-type="string">
            <text:p>Índice(Bloco)</text:p>
          </table:table-cell>
          <table:table-cell table:style-name="ce1" office:value-type="string" calcext:value-type="string">
            <text:p>Tag</text:p>
          </table:table-cell>
          <table:table-cell/>
          <table:table-cell table:style-name="ce1" office:value-type="string" calcext:value-type="string">
            <text:p>Quantiade de Acessos: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ndereço: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Quantidade de hits: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/>
          <table:table-cell table:number-columns-repeated="2"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Quantiade de Misses: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 table:number-columns-repeated="7"/>
          <table:table-cell table:number-columns-repeated="2"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iss ratio: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enalidade do Miss: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Tempo de acesso: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empo Total de Acesso:</text:p>
          </table:table-cell>
          <table:table-cell table:style-name="ce3" table:formula="of:=[.Q6]*[.Q1]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Tempo Total de Penalidade:</text:p>
          </table:table-cell>
          <table:table-cell table:style-name="ce3" table:formula="of:=[.Q3]*[.Q5]" office:value-type="float" office:value="300" calcext:value-type="float">
            <text:p>30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empo Total:</text:p>
          </table:table-cell>
          <table:table-cell table:style-name="ce3" table:formula="of:=[.Q7] +[.Q8]" office:value-type="float" office:value="324" calcext:value-type="float">
            <text:p>324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2"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number-columns-repeated="2"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number-columns-repeated="2"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tado Inicial</text:p>
          </table:table-cell>
          <table:table-cell table:style-name="ce4" table:number-columns-repeated="3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80" calcext:value-type="float">
            <text:p>180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91" calcext:value-type="float">
            <text:p>191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90" calcext:value-type="float">
            <text:p>190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81" calcext:value-type="float">
            <text:p>181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186" calcext:value-type="float">
            <text:p>186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/>
          <table:table-cell table:style-name="ce6" office:value-type="string" calcext:value-type="string">
            <text:p>Requisição:</text:p>
          </table:table-cell>
          <table:table-cell table:style-name="ce1" office:value-type="float" office:value="253" calcext:value-type="float">
            <text:p>253</text:p>
          </table:table-cell>
          <table:table-cell table:style-name="ce7" office:value-type="string" calcext:value-type="string">
            <text:p>Miss</text:p>
          </table:table-cell>
          <table:table-cell table:style-name="ce4"/>
          <table:table-cell table:number-columns-repeated="960"/>
        </table:table-row>
        <table:table-row table:style-name="ro1">
          <table:table-cell table:style-name="ce2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number-columns-repeated="960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number-columns-repeated="9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96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2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6]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6]</text:p>
          </table:table-cell>
          <table:table-cell table:number-columns-repeated="9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3]</text:p>
          </table:table-cell>
          <table:table-cell table:number-columns-repeated="96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4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4]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4]</text:p>
          </table:table-cell>
          <table:table-cell table:number-columns-repeated="96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1]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1]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1]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[253]</text:p>
          </table:table-cell>
          <table:table-cell table:number-columns-repeated="9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0]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4]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4]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4]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4]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4]</text:p>
          </table:table-cell>
          <table:table-cell table:number-columns-repeated="96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91]</text:p>
          </table:table-cell>
          <table:table-cell table:number-columns-repeated="96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33:01</meta:creation-date>
    <dc:date>2018-10-26T17:55:04</dc:date>
    <meta:generator>LibreOffice/6.0.3.2$Linux_X86_64 LibreOffice_project/00m0$Build-2</meta:generator>
    <meta:document-statistic meta:table-count="1" meta:cell-count="510" meta:object-count="0"/>
    <meta:user-defined meta:name="AppVersion">16.0300</meta:user-defined>
  </office:meta>
</office:document-meta>
</file>